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>
      <style:text-properties style:text-position="0% 100%" style:font-name="Tahoma"/>
    </style:style>
    <style:style style:name="P4" style:family="paragraph" style:parent-style-name="Standard">
      <style:text-properties style:text-position="0% 100%" style:font-name="Tahoma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style:text-position="0% 100%" style:font-name="Tahoma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 style:font-name="Tahoma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582cm" svg:height="1.272cm" draw:z-index="14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</text:p>
      <text:p text:style-name="P3"><draw:frame draw:style-name="fr1" draw:name="Object16" text:anchor-type="as-char" svg:width="15.667cm" svg:height="1.291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9.737cm" svg:height="2.367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25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Standard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1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7-09T01:51:48</dc:date>
    <dc:language>en-US</dc:language>
    <meta:editing-cycles>63</meta:editing-cycles>
    <meta:editing-duration>P4DT2H35M56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26" meta:page-count="4" meta:paragraph-count="55" meta:word-count="398" meta:character-count="213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i>e</math:mi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e cdot win^e } over (1+ f_pot + e cdot (f + f_d)) + { {(1-losses)^e} -1 } over (1-(f + f_d)) + (s^"*"_av(e,m,f_pot,f_c)) righ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fenced math:open="" math:close="">
                <math:mrow>
                  <math:mi>e</math:mi>
                  <math:mo math:stretchy="false">−</math:mo>
                  <math:mi>m</math:mi>
                </math:mrow>
              </math:mfenced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e { {left( binom{e}{m} right) win^{e-m} split^m cdot left( e-m right)} over left(1+ {{f_pot + (f + f_d)(e-m)} over {m+1}}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